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214cm" style:rel-column-width="688*"/>
    </style:style>
    <style:style style:name="Tableau1.B" style:family="table-column">
      <style:table-column-properties style:column-width="7.287cm" style:rel-column-width="4131*"/>
    </style:style>
    <style:style style:name="Tableau1.D" style:family="table-column">
      <style:table-column-properties style:column-width="2.429cm" style:rel-column-width="1377*"/>
    </style:style>
    <style:style style:name="Tableau1.F" style:family="table-column">
      <style:table-column-properties style:column-width="1.215cm" style:rel-column-width="689*"/>
    </style:style>
    <style:style style:name="Tableau1.A1" style:family="table-cell">
      <style:table-cell-properties style:writing-mode="page"/>
    </style:style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able_20_Contents">
      <style:paragraph-properties fo:text-align="center" style:justify-single-word="false"/>
      <style:text-properties officeooo:rsid="0018c465" officeooo:paragraph-rsid="0018c465"/>
    </style:style>
    <style:style style:name="P3" style:family="paragraph" style:parent-style-name="Table_20_Contents">
      <style:paragraph-properties fo:text-align="center" style:justify-single-word="false"/>
      <style:text-properties officeooo:rsid="00196050" officeooo:paragraph-rsid="0019605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style:text-underline-style="none" fo:font-weight="normal" officeooo:rsid="0015b320" officeooo:paragraph-rsid="0015b320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text-underline-style="none" fo:font-weight="normal" officeooo:rsid="00177061" officeooo:paragraph-rsid="00177061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text-underline-style="none" fo:font-weight="normal" officeooo:rsid="001ab98f" officeooo:paragraph-rsid="001ab98f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text-underline-style="none" fo:font-weight="normal" officeooo:rsid="001bc205" officeooo:paragraph-rsid="001bc205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text-underline-style="none" fo:font-weight="normal" officeooo:rsid="001dc03e" officeooo:paragraph-rsid="001dc03e" style:font-weight-asian="normal" style:font-weight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1e03da" officeooo:paragraph-rsid="001e03da" style:font-weight-asian="normal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2011e5" officeooo:paragraph-rsid="002011e5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text-underline-style="none" fo:font-weight="normal" officeooo:rsid="0023b78d" officeooo:paragraph-rsid="0023b78d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77061"/>
    </style:style>
    <style:style style:name="T3" style:family="text">
      <style:text-properties officeooo:rsid="001e03da"/>
    </style:style>
    <style:style style:name="T4" style:family="text">
      <style:text-properties officeooo:rsid="001eedc9"/>
    </style:style>
    <style:style style:name="T5" style:family="text">
      <style:text-properties officeooo:rsid="0021c30a"/>
    </style:style>
    <style:style style:name="T6" style:family="text">
      <style:text-properties officeooo:rsid="0026f549"/>
    </style:style>
    <style:style style:name="T7" style:family="text">
      <style:text-properties style:font-name="Liberation Serif1" officeooo:rsid="0026f549" style:font-name-asian="Liberation Serif1" style:font-name-complex="Liberation Serif1"/>
    </style:style>
    <style:style style:name="T8" style:family="text">
      <style:text-properties style:font-name="Liberation Serif" officeooo:rsid="0026f549" style:font-name-asian="Noto Serif CJK SC" style:font-name-complex="Lohit Devanagari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stanciel Min-Makespan</text:h>
      <text:p text:style-name="P4"><text:span text:style-name="T1"/></text:p>
      <text:p text:style-name="P5">1. <text:span text:style-name="T2">Commençons par ordonner les tâches dans l’ordre décroissant de leur durée :</text:span></text:p>
      <text:p text:style-name="P6">d1’=7 ; d2’=6; d3’=6 ; d4’=5 ; d5’=3 ; d6’=3 ; d7’=2 ; d8’=2 ; d9’=2 ; d10’=2 ; d11’=1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A"/>
        <table:table-column table:style-name="Tableau1.F"/>
        <table:table-column table:style-name="Tableau1.A"/>
        <table:table-column table:style-name="Tableau1.F"/>
        <table:table-row>
          <table:table-cell table:style-name="Tableau1.A1" office:value-type="string">
            <text:p text:style-name="P2">M3</text:p>
          </table:table-cell>
          <table:table-cell table:style-name="Tableau1.A1" office:value-type="string">
            <text:p text:style-name="P2">6</text:p>
          </table:table-cell>
          <table:table-cell table:style-name="Tableau1.A1" table:number-columns-spanned="2" office:value-type="string">
            <text:p text:style-name="P2">3</text:p>
          </table:table-cell>
          <table:covered-table-cell/>
          <table:table-cell table:style-name="Tableau1.A1" table:number-columns-spanned="2" office:value-type="string">
            <text:p text:style-name="P2">2</text:p>
          </table:table-cell>
          <table:covered-table-cell/>
          <table:table-cell table:style-name="Tableau1.A1" table:number-columns-spanned="2" office:value-type="string">
            <text:p text:style-name="P2">2</text:p>
          </table:table-cell>
          <table:covered-table-cell/>
        </table:table-row>
        <table:table-row>
          <table:table-cell table:style-name="Tableau1.A1" office:value-type="string">
            <text:p text:style-name="P2">M2</text:p>
          </table:table-cell>
          <table:table-cell table:style-name="Tableau1.A1" office:value-type="string">
            <text:p text:style-name="P2">6</text:p>
          </table:table-cell>
          <table:table-cell table:style-name="Tableau1.A1" table:number-columns-spanned="4" office:value-type="string">
            <text:p text:style-name="P3">5</text:p>
          </table:table-cell>
          <table:covered-table-cell/>
          <table:covered-table-cell/>
          <table:covered-table-cell/>
          <table:table-cell table:style-name="Tableau1.A1" table:number-columns-spanned="2" office:value-type="string">
            <text:p text:style-name="P3">2</text:p>
          </table:table-cell>
          <table:covered-table-cell/>
        </table:table-row>
        <table:table-row>
          <table:table-cell table:style-name="Tableau1.A1" office:value-type="string">
            <text:p text:style-name="P2">M1</text:p>
          </table:table-cell>
          <table:table-cell table:style-name="Tableau1.A1" table:number-columns-spanned="2" office:value-type="string">
            <text:p text:style-name="P2">7</text:p>
          </table:table-cell>
          <table:covered-table-cell/>
          <table:table-cell table:style-name="Tableau1.A1" table:number-columns-spanned="2" office:value-type="string">
            <text:p text:style-name="P3">3</text:p>
          </table:table-cell>
          <table:covered-table-cell/>
          <table:table-cell table:style-name="Tableau1.A1" table:number-columns-spanned="2" office:value-type="string">
            <text:p text:style-name="P3">2</text:p>
          </table:table-cell>
          <table:covered-table-cell/>
          <table:table-cell table:style-name="Tableau1.A1" office:value-type="string">
            <text:p text:style-name="P3">1</text:p>
          </table:table-cell>
        </table:table-row>
      </table:table>
      <text:p text:style-name="P7"/>
      <text:p text:style-name="P7">Le temps de fin de la dernière tâche est 13.</text:p>
      <text:p text:style-name="P8">2. Dans le cas présent l’optimal est de 13. En effet la somme des durées des tâches est égale à 39 et nous possédons 3 machines. Dans le meilleur cas, ces 3 machines sont toutes occupées à chaque instant, la durée totale est donc égale à 39/3 = 13.</text:p>
      <text:p text:style-name="P8">Ici, nous obtenons le même résultat avec la méthode LPT, le ratio est donc de 1.</text:p>
      <text:p text:style-name="P9">3. <text:span text:style-name="T3">Plaçons nous dans le cas où il ne reste qu’une tâche dj’ à effectuer. Il existe alors 2 scénarios :</text:span></text:p>
      <text:list xml:id="list3708300967" text:style-name="L1">
        <text:list-item>
          <text:p text:style-name="P10">Les machines finissent toutes leur tâche en même temps, <text:span text:style-name="T4">soit au temps</text:span><text:span text:style-name="T4"><draw:frame draw:style-name="fr1" draw:name="Objet1" text:anchor-type="as-char" svg:y="-1.012cm" svg:width="1.379cm" svg:height="1.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. La tâche dj’ sera donc affectée à la machine d’indice le plus faible, et le temps total d’exécution sera donc égal à </text:span><text:span text:style-name="T4"><draw:frame draw:style-name="fr1" draw:name="Objet2" text:anchor-type="as-char" svg:y="-1.012cm" svg:width="2.187cm" svg:height="1.3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4">.</text:span></text:p>
        </text:list-item>
        <text:list-item>
          <text:p text:style-name="P11">Au moins une des machines finit plus tôt que les autres. <text:span text:style-name="T5">Dans ce cas, elle est libre à un instant </text:span><text:span text:style-name="T5"><draw:frame draw:style-name="fr1" draw:name="Objet3" text:anchor-type="as-char" svg:y="-1.012cm" svg:width="1.82cm" svg:height="1.3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5">, sinon la somme des durées des tâches ne pourrait pas être respectée. Ainsi, c’est à cette machine que va être attribuée la tâche dj’, le temps total d’éxecution sera donc inférieur à </text:span><text:span text:style-name="T5"><draw:frame draw:style-name="fr1" draw:name="Objet4" text:anchor-type="as-char" svg:y="-1.012cm" svg:width="2.187cm" svg:height="1.3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5">.</text:span></text:p>
        </text:list-item>
      </text:list>
      <text:p text:style-name="P12">4. <text:span text:style-name="T6">Si n</text:span><text:span text:style-name="T7">≤</text:span><text:span text:style-name="T8">m, alors chaque tâche est affectée à une machine unique au début de l’exécution. Le temps d’exécution total sera donc égal à la durée de la tâche la plus longue, autrement dit d1’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14:41:47.994210727</meta:creation-date>
    <dc:date>2020-01-12T16:09:38.630371555</dc:date>
    <meta:editing-duration>PT57M11S</meta:editing-duration>
    <meta:editing-cycles>15</meta:editing-cycles>
    <meta:generator>LibreOffice/6.3.3.2$Linux_X86_64 LibreOffice_project/30$Build-2</meta:generator>
    <meta:document-statistic meta:table-count="1" meta:image-count="0" meta:object-count="4" meta:page-count="1" meta:paragraph-count="24" meta:word-count="271" meta:character-count="1341" meta:non-whitespace-character-count="1096"/>
  </office:meta>
</office:document-meta>
</file>

<file path=Object 1/content.xml><?xml version="1.0" encoding="utf-8"?>
<math xmlns="http://www.w3.org/1998/Math/MathML" display="block">
  <semantics>
    <mfrac>
      <mrow>
        <mrow>
          <munder>
            <mo stretchy="false">∑</mo>
            <mrow>
              <mi>k</mi>
              <mo stretchy="false">≠</mo>
              <mi>j</mi>
            </mrow>
          </munder>
          <mi>d</mi>
        </mrow>
        <msub>
          <mi>'</mi>
          <mi>k</mi>
        </msub>
      </mrow>
      <mi>m</mi>
    </mfrac>
    <annotation encoding="StarMath 5.0">{ sum from{k &lt;&gt; j } d'_{k} } over {m} </annotation>
  </semantics>
</math>
</file>

<file path=Object 2/content.xml><?xml version="1.0" encoding="utf-8"?>
<math xmlns="http://www.w3.org/1998/Math/MathML" display="block">
  <semantics>
    <mrow>
      <mrow>
        <mfrac>
          <mrow>
            <mrow>
              <munder>
                <mo stretchy="false">∑</mo>
                <mrow>
                  <mi>k</mi>
                  <mo stretchy="false">≠</mo>
                  <mi>j</mi>
                </mrow>
              </munder>
              <mi>d</mi>
            </mrow>
            <msub>
              <mi>'</mi>
              <mi>k</mi>
            </msub>
          </mrow>
          <mi>m</mi>
        </mfrac>
        <mo stretchy="false">+</mo>
        <mi>d</mi>
      </mrow>
      <msub>
        <mi>'</mi>
        <mi>j</mi>
      </msub>
    </mrow>
    <annotation encoding="StarMath 5.0">{ sum from{k &lt;&gt; j } d'_{k} } over {m} + d'_{ j }</annotation>
  </semantics>
</math>
</file>

<file path=Object 3/content.xml><?xml version="1.0" encoding="utf-8"?>
<math xmlns="http://www.w3.org/1998/Math/MathML" display="block">
  <semantics>
    <mrow>
      <mi>t</mi>
      <mo stretchy="false">&lt;</mo>
      <mfrac>
        <mrow>
          <mrow>
            <munder>
              <mo stretchy="false">∑</mo>
              <mrow>
                <mi>k</mi>
                <mo stretchy="false">≠</mo>
                <mi>j</mi>
              </mrow>
            </munder>
            <mi>d</mi>
          </mrow>
          <msub>
            <mi>'</mi>
            <mi>k</mi>
          </msub>
        </mrow>
        <mi>m</mi>
      </mfrac>
    </mrow>
    <annotation encoding="StarMath 5.0">t  &lt;  { sum from{k &lt;&gt; j } d'_{k} } over {m} </annotation>
  </semantics>
</math>
</file>

<file path=Object 4/content.xml><?xml version="1.0" encoding="utf-8"?>
<math xmlns="http://www.w3.org/1998/Math/MathML" display="block">
  <semantics>
    <mrow>
      <mrow>
        <mfrac>
          <mrow>
            <mrow>
              <munder>
                <mo stretchy="false">∑</mo>
                <mrow>
                  <mi>k</mi>
                  <mo stretchy="false">≠</mo>
                  <mi>j</mi>
                </mrow>
              </munder>
              <mi>d</mi>
            </mrow>
            <msub>
              <mi>'</mi>
              <mi>k</mi>
            </msub>
          </mrow>
          <mi>m</mi>
        </mfrac>
        <mo stretchy="false">+</mo>
        <mi>d</mi>
      </mrow>
      <msub>
        <mi>'</mi>
        <mi>j</mi>
      </msub>
    </mrow>
    <annotation encoding="StarMath 5.0">{ sum from{k &lt;&gt; j } d'_{k} } over {m} + d'_{ j }</annotation>
  </semantics>
</math>
</file>